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4.577cm"/>
    </style:style>
    <style:style style:name="co11" style:family="table-column">
      <style:table-column-properties fo:break-before="auto" style:column-width="3.93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cc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66ff" style:text-align-source="fix" style:repeat-content="false"/>
      <style:paragraph-properties fo:text-align="center" fo:margin-left="0cm"/>
    </style:style>
  </office:automatic-styles>
  <office:body>
    <office:spreadsheet>
      <table:table table:name="Evento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>
            <text:p>ID_EVENTO</text:p>
          </table:table-cell>
          <table:table-cell table:style-name="ce1" office:value-type="string">
            <text:p>TIPO_EVENTO FK</text:p>
          </table:table-cell>
          <table:table-cell table:style-name="ce1" office:value-type="string">
            <text:p>ID_CLIENTE</text:p>
          </table:table-cell>
          <table:table-cell table:style-name="ce1" office:value-type="string">
            <text:p>ORCAMENTO</text:p>
          </table:table-cell>
          <table:table-cell table:style-name="ce1" office:value-type="string">
            <text:p>NR_PESSOAS</text:p>
          </table:table-cell>
          <table:table-cell table:style-name="ce1" office:value-type="string">
            <text:p>LOCAL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 office:value-type="string">
            <text:p>SGV\SGBBSF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300">
            <text:p>300</text:p>
          </table:table-cell>
          <table:table-cell office:value-type="string">
            <text:p>FZBBFBF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string">
            <text:p>ZBFFNDG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0000">
            <text:p>40000</text:p>
          </table:table-cell>
          <table:table-cell office:value-type="float" office:value="2000">
            <text:p>2000</text:p>
          </table:table-cell>
          <table:table-cell office:value-type="string">
            <text:p>ZNBNNGZ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LIENTE" table:style-name="ta1" table:print="false">
        <table:table-column table:style-name="co7" table:number-columns-repeated="4" table:default-cell-style-name="ce2"/>
        <table:table-column table:style-name="co8" table:default-cell-style-name="ce2"/>
        <table:table-column table:style-name="co7" table:number-columns-repeated="3" table:default-cell-style-name="ce2"/>
        <table:table-row table:style-name="ro1">
          <table:table-cell table:style-name="ce3" office:value-type="string">
            <text:p>ID_CLIENTE</text:p>
          </table:table-cell>
          <table:table-cell table:style-name="ce3" office:value-type="string">
            <text:p>NOME</text:p>
          </table:table-cell>
          <table:table-cell table:style-name="ce3" office:value-type="string">
            <text:p>CPF</text:p>
          </table:table-cell>
          <table:table-cell table:style-name="ce3" office:value-type="string">
            <text:p>RG</text:p>
          </table:table-cell>
          <table:table-cell table:style-name="ce3" office:value-type="string">
            <text:p>ENDEREÇO </text:p>
          </table:table-cell>
          <table:table-cell table:style-name="ce3" office:value-type="string">
            <text:p>TEL</text:p>
          </table:table-cell>
          <table:table-cell table:style-name="ce3" office:value-type="string">
            <text:p>CE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COS</text:p>
          </table:table-cell>
          <table:table-cell office:value-type="float" office:value="415252345">
            <text:p>415252345</text:p>
          </table:table-cell>
          <table:table-cell office:value-type="float" office:value="643262364">
            <text:p>643262364</text:p>
          </table:table-cell>
          <table:table-cell office:value-type="string">
            <text:p>BFKBFKJBJKBAF</text:p>
          </table:table-cell>
          <table:table-cell office:value-type="float" office:value="51254516">
            <text:p>51254516</text:p>
          </table:table-cell>
          <table:table-cell office:value-type="float" office:value="51252515">
            <text:p>5125251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E</text:p>
          </table:table-cell>
          <table:table-cell office:value-type="float" office:value="46336436364">
            <text:p>46336436364</text:p>
          </table:table-cell>
          <table:table-cell office:value-type="float" office:value="643634643">
            <text:p>643634643</text:p>
          </table:table-cell>
          <table:table-cell office:value-type="string">
            <text:p>FKLNFNFLKG</text:p>
          </table:table-cell>
          <table:table-cell office:value-type="float" office:value="56464611">
            <text:p>56464611</text:p>
          </table:table-cell>
          <table:table-cell office:value-type="float" office:value="55151555">
            <text:p>551515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RIA</text:p>
          </table:table-cell>
          <table:table-cell office:value-type="float" office:value="643632624">
            <text:p>643632624</text:p>
          </table:table-cell>
          <table:table-cell office:value-type="float" office:value="462636">
            <text:p>462636</text:p>
          </table:table-cell>
          <table:table-cell office:value-type="string">
            <text:p>FEJWFNEGBJBG</text:p>
          </table:table-cell>
          <table:table-cell office:value-type="float" office:value="525541513">
            <text:p>525541513</text:p>
          </table:table-cell>
          <table:table-cell office:value-type="float" office:value="515515411">
            <text:p>5155154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ÃO</text:p>
          </table:table-cell>
          <table:table-cell office:value-type="float" office:value="436432634">
            <text:p>436432634</text:p>
          </table:table-cell>
          <table:table-cell office:value-type="float" office:value="4666264363">
            <text:p>4666264363</text:p>
          </table:table-cell>
          <table:table-cell office:value-type="string">
            <text:p>KANGNALBBLBA</text:p>
          </table:table-cell>
          <table:table-cell office:value-type="float" office:value="5151251512">
            <text:p>5151251512</text:p>
          </table:table-cell>
          <table:table-cell office:value-type="float" office:value="45151515">
            <text:p>4515151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IPO_EVENTOS" table:style-name="ta1" table:print="false">
        <table:table-column table:style-name="co9" table:default-cell-style-name="ce2"/>
        <table:table-column table:style-name="co10" table:default-cell-style-name="ce2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" office:value-type="string">
            <text:p>ID_TIPO_EVENTOS</text:p>
          </table:table-cell>
          <table:table-cell table:style-name="ce4" office:value-type="string">
            <text:p>EVENT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RPORATIVO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5_ANOS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A_DAS_CRIANCAS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VENTO_COMIDA" table:style-name="ta1" table:print="false">
        <table:table-column table:style-name="co14" table:default-cell-style-name="ce2"/>
        <table:table-column table:style-name="co7" table:number-columns-repeated="3" table:default-cell-style-name="ce2"/>
        <table:table-row table:style-name="ro1">
          <table:table-cell table:style-name="ce5" office:value-type="string">
            <text:p>ID_EVENTO_COMIDA</text:p>
          </table:table-cell>
          <table:table-cell table:style-name="ce5" office:value-type="string">
            <text:p>FK_EVENTO</text:p>
          </table:table-cell>
          <table:table-cell table:style-name="ce5" office:value-type="string">
            <text:p>FK_COMID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VENTO_MUSICA" table:style-name="ta1" table:print="false">
        <table:table-column table:style-name="co14" table:default-cell-style-name="ce2"/>
        <table:table-column table:style-name="co7" table:number-columns-repeated="3" table:default-cell-style-name="ce2"/>
        <table:table-row table:style-name="ro1">
          <table:table-cell table:style-name="ce6" office:value-type="string">
            <text:p>ID_EVENTO_MUSICA</text:p>
          </table:table-cell>
          <table:table-cell table:style-name="ce6" office:value-type="string">
            <text:p>FK_EVENTO</text:p>
          </table:table-cell>
          <table:table-cell table:style-name="ce6" office:value-type="string">
            <text:p>FK_MUSICA</text:p>
          </table:table-cell>
          <table:table-cell table:style-name="ce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IDA" table:style-name="ta1" table:print="false">
        <table:table-column table:style-name="co7" table:number-columns-repeated="2" table:default-cell-style-name="ce2"/>
        <table:table-row table:style-name="ro1">
          <table:table-cell table:style-name="ce7" office:value-type="string">
            <text:p>ID_COMIDA</text:p>
          </table:table-cell>
          <table:table-cell table:style-name="ce7" office:value-type="string">
            <text:p>TIP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ANH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LGADO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C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I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USICA" table:style-name="ta1" table:print="false">
        <table:table-column table:style-name="co7" table:number-columns-repeated="2" table:default-cell-style-name="ce2"/>
        <table:table-row table:style-name="ro1">
          <table:table-cell table:style-name="ce8" office:value-type="string">
            <text:p>ID_MUSICA</text:p>
          </table:table-cell>
          <table:table-cell table:style-name="ce8" office:value-type="string">
            <text:p>GENER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MB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GOD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OS_8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1">21/08/2022</text:date>, <text:time>01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22S</meta:editing-duration>
    <meta:editing-cycles>4</meta:editing-cycles>
    <meta:generator>OpenOffice/4.1.1$Win32 OpenOffice.org_project/411m6$Build-9775</meta:generator>
    <dc:date>2022-08-21T01:13:58.63</dc:date>
    <dc:creator>Elton  Tomé</dc:creator>
    <meta:document-statistic meta:table-count="7" meta:cell-count="123" meta:object-count="0"/>
    <meta:user-defined meta:name="Info 1"/>
    <meta:user-defined meta:name="Info 2"/>
    <meta:user-defined meta:name="Info 3"/>
    <meta:user-defined meta:name="Info 4"/>
  </office:meta>
</office:document-meta>
</file>